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0c3" officeooo:paragraph-rsid="001440c3"/>
    </style:style>
    <style:style style:name="P2" style:family="paragraph" style:parent-style-name="Standard">
      <style:text-properties officeooo:rsid="001440c3" officeooo:paragraph-rsid="001440c3"/>
    </style:style>
    <style:style style:name="P3" style:family="paragraph" style:parent-style-name="Standard">
      <style:text-properties officeooo:rsid="001763ac" officeooo:paragraph-rsid="001763ac"/>
    </style:style>
    <style:style style:name="P4" style:family="paragraph" style:parent-style-name="Standard">
      <style:text-properties officeooo:rsid="0018bda9" officeooo:paragraph-rsid="0018bda9"/>
    </style:style>
    <style:style style:name="P5" style:family="paragraph" style:parent-style-name="Table_20_Contents">
      <style:text-properties officeooo:rsid="001763ac" officeooo:paragraph-rsid="00176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 multiprogramado → Sistema de tiempo compartido ?</text:p>
      <text:p text:style-name="P1"/>
      <text:p text:style-name="P1">Tiempo compartido – El tiempo de cpu se reparte más o menos equitativamente para todos los usuarios.</text:p>
      <text:p text:style-name="P1"/>
      <text:p text:style-name="P1"/>
      <text:p text:style-name="P1">Grado de programación de un Sistema – Cuantos procesos cargados en memoria se pueden llevar simultáneamente.</text:p>
      <text:p text:style-name="P1"/>
      <text:p text:style-name="P1">Eventos síncronos – Excepciones – Se producen durante una ejecución máquina. <text:s/>- Llamadas al sistema – se genera durante la ejecución del programa – Se saben cuando van a suceder</text:p>
      <text:p text:style-name="P1"/>
      <text:p text:style-name="P1">Eventos asíncronos – Interrupciones – Las genera el hardware de E/S, no es predecible cuando van a suceder, no sabes cuanto va a tardar el dispositivo en finalizar.</text:p>
      <text:p text:style-name="P1"/>
      <text:p text:style-name="P1">¿Qué es una trampa? - ¿Cómo se produce una llamada al sistema?</text:p>
      <text:p text:style-name="P1">Se ejecuta una instrucción especial y el contador de programa se lo salta y el SO le da el privilegio al usuario.</text:p>
      <text:p text:style-name="P1"/>
      <text:p text:style-name="P1">¿Hilo – Hebra?</text:p>
      <text:p text:style-name="P1">Un hilo comparte el espacio de direcciones de un proceso pero no comparten la pila.</text:p>
      <text:p text:style-name="P1"/>
      <text:p text:style-name="P3">EJERCICIO</text:p>
      <text:p text:style-name="P1"/>
      <table:table table:name="Table1" table:style-name="Table1">
        <table:table-column table:style-name="Table1.A" table:number-columns-repeated="10"/>
        <table:table-row>
          <table:table-cell table:style-name="Table1.A1" office:value-type="string">
            <text:p text:style-name="P5">R0</text:p>
          </table:table-cell>
          <table:table-cell table:style-name="Table1.A1" office:value-type="string">
            <text:p text:style-name="P5">R1</text:p>
          </table:table-cell>
          <table:table-cell table:style-name="Table1.A1" office:value-type="string">
            <text:p text:style-name="P5">R2</text:p>
          </table:table-cell>
          <table:table-cell table:style-name="Table1.A1" office:value-type="string">
            <text:p text:style-name="P5">PC</text:p>
          </table:table-cell>
          <table:table-cell table:style-name="Table1.A1" office:value-type="string">
            <text:p text:style-name="P5">IR </text:p>
          </table:table-cell>
          <table:table-cell table:style-name="Table1.A1" office:value-type="string">
            <text:p text:style-name="P5">R0 FINAL</text:p>
          </table:table-cell>
          <table:table-cell table:style-name="Table1.A1" office:value-type="string">
            <text:p text:style-name="P5">R1 FINAL</text:p>
          </table:table-cell>
          <table:table-cell table:style-name="Table1.A1" office:value-type="string">
            <text:p text:style-name="P5">R2 FINAL</text:p>
          </table:table-cell>
          <table:table-cell table:style-name="Table1.A1" office:value-type="string">
            <text:p text:style-name="P5">PC FINAL </text:p>
          </table:table-cell>
          <table:table-cell table:style-name="Table1.J1" office:value-type="string">
            <text:p text:style-name="P5">IR FINAL</text:p>
          </table:table-cell>
        </table:table-row>
        <table:table-row>
          <table:table-cell table:style-name="Table1.A2" office:value-type="string">
            <text:p text:style-name="P5">6</text:p>
          </table:table-cell>
          <table:table-cell table:style-name="Table1.A2" office:value-type="string">
            <text:p text:style-name="P5">4</text:p>
          </table:table-cell>
          <table:table-cell table:style-name="Table1.A2" office:value-type="string">
            <text:p text:style-name="Table_20_Contents">?</text:p>
          </table:table-cell>
          <table:table-cell table:style-name="Table1.A2" office:value-type="string">
            <text:p text:style-name="P5">12</text:p>
          </table:table-cell>
          <table:table-cell table:style-name="Table1.A2" office:value-type="string">
            <text:p text:style-name="P5">MVER 17,R1</text:p>
          </table:table-cell>
          <table:table-cell table:style-name="Table1.A2" office:value-type="string">
            <text:p text:style-name="P5">6</text:p>
          </table:table-cell>
          <table:table-cell table:style-name="Table1.A2" office:value-type="string">
            <text:p text:style-name="P5">4</text:p>
          </table:table-cell>
          <table:table-cell table:style-name="Table1.A2" office:value-type="string">
            <text:p text:style-name="P5">10</text:p>
          </table:table-cell>
          <table:table-cell table:style-name="Table1.A2" office:value-type="string">
            <text:p text:style-name="P5">15</text:p>
          </table:table-cell>
          <table:table-cell table:style-name="Table1.J2" office:value-type="string">
            <text:p text:style-name="P5">HALT</text:p>
          </table:table-cell>
        </table:table-row>
      </table:table>
      <text:p text:style-name="P1"/>
      <text:p text:style-name="P3">MP</text:p>
      <text:p text:style-name="P3"><text:tab/>12 – SUMAR R0,R1,R2</text:p>
      <text:p text:style-name="P3"><text:tab/>13 – MOVER R2, 18</text:p>
      <text:p text:style-name="P3"><text:tab/>14 - HALT</text:p>
      <text:p text:style-name="P3"><text:tab/>16 – 6</text:p>
      <text:p text:style-name="P3"><text:tab/>17 – 4</text:p>
      <text:p text:style-name="P3"/>
      <text:p text:style-name="P3">Procesador → finalizar instrucción actual y comprobar si existen instrucciones pendientes</text:p>
      <text:p text:style-name="P3">Cpu → Operación de cambio de modo → Salvar en pila PC = R + PSW, Activar bit de modo = modo supervisor, PC = 19</text:p>
      <text:p text:style-name="P3">RTI(2) → Salva los registros necesarios en pila , dir=40 → IRETURN =&gt; cargar PC y PSW desde pila, cambio modo a usuario</text:p>
      <text:p text:style-name="P3"/>
      <text:p text:style-name="P3"/>
      <text:p text:style-name="P3">RTI = Rutina de tratamiento de Interrupción </text:p>
      <text:p text:style-name="P3"/>
      <text:p text:style-name="P4">El cambio de contexto implica un cambio de modo (pero no al revés), y es mucho más costoso.</text:p>
      <text:p text:style-name="P4"/>
      <text:p text:style-name="P4"/>
      <text:p text:style-name="P4">Proceso cliente → open(), cambio de modo → SO. Monolítico</text:p>
      <text:p text:style-name="P4"/>
      <text:p text:style-name="P4">Cliente ↔ Cambio de modo, open() ↔ MicroKernel ↔ Cambio de contexto ↔ Servicio de <text:soft-page-break/>archivos</text:p>
      <text:p text:style-name="P4"/>
      <text:p text:style-name="P4">El microKernel tiene mucho sobrecoste. Otro inconveniente es que el servidor necesita ciertas operaciones que no puede realizar ya que no es superusuario. Con lo cual el servidor tiene que “pedir” al kernel que lo realice, lo cual implica que el codigo tiene que estar en el kernel, lo cual contradice la filosofí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3:19:40.059639396</meta:creation-date>
    <meta:editing-duration>P0D</meta:editing-duration>
    <meta:editing-cycles>3</meta:editing-cycles>
    <meta:generator>LibreOffice/4.2.8.2$Linux_X86_64 LibreOffice_project/420m0$Build-2</meta:generator>
    <dc:date>2016-10-04T12:25:58.861253848</dc:date>
    <meta:document-statistic meta:table-count="1" meta:image-count="0" meta:object-count="0" meta:page-count="2" meta:paragraph-count="44" meta:word-count="348" meta:character-count="1943" meta:non-whitespace-character-count="1617"/>
  </office:meta>
</office:document-meta>
</file>